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563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row table:style-name="ro1">
          <table:table-cell office:value-type="string">
            <text:p>date</text:p>
          </table:table-cell>
          <table:table-cell table:style-name="Default" office:value-type="string">
            <text:p>player</text:p>
          </table:table-cell>
          <table:table-cell table:style-name="Default" office:value-type="string">
            <text:p>fargo_rating</text:p>
          </table:table-cell>
        </table:table-row>
        <table:table-row table:style-name="ro1">
          <table:table-cell office:value-type="string">
            <text:p>2019-09-10</text:p>
          </table:table-cell>
          <table:table-cell office:value-type="string">
            <text:p>Skip Perry</text:p>
          </table:table-cell>
          <table:table-cell office:value-type="float" office:value="634">
            <text:p>634</text:p>
          </table:table-cell>
        </table:table-row>
        <table:table-row table:style-name="ro1">
          <table:table-cell table:formula="of:=[.A2]" office:value-type="string" office:string-value="2019-09-10">
            <text:p>2019-09-10</text:p>
          </table:table-cell>
          <table:table-cell office:value-type="string">
            <text:p>Mike Maxwell</text:p>
          </table:table-cell>
          <table:table-cell office:value-type="float" office:value="571">
            <text:p>571</text:p>
          </table:table-cell>
        </table:table-row>
        <table:table-row table:style-name="ro1">
          <table:table-cell table:formula="of:=[.A3]" office:value-type="string" office:string-value="2019-09-10">
            <text:p>2019-09-10</text:p>
          </table:table-cell>
          <table:table-cell office:value-type="string">
            <text:p>Rajat Kansal</text:p>
          </table:table-cell>
          <table:table-cell office:value-type="float" office:value="566">
            <text:p>566</text:p>
          </table:table-cell>
        </table:table-row>
        <table:table-row table:style-name="ro1">
          <table:table-cell table:formula="of:=[.A4]" office:value-type="string" office:string-value="2019-09-10">
            <text:p>2019-09-10</text:p>
          </table:table-cell>
          <table:table-cell office:value-type="string">
            <text:p>Diogo Martini</text:p>
          </table:table-cell>
          <table:table-cell office:value-type="float" office:value="553">
            <text:p>553</text:p>
          </table:table-cell>
        </table:table-row>
        <table:table-row table:style-name="ro1">
          <table:table-cell table:formula="of:=[.A5]" office:value-type="string" office:string-value="2019-09-10">
            <text:p>2019-09-10</text:p>
          </table:table-cell>
          <table:table-cell office:value-type="string">
            <text:p>Patty West</text:p>
          </table:table-cell>
          <table:table-cell office:value-type="float" office:value="553">
            <text:p>553</text:p>
          </table:table-cell>
        </table:table-row>
        <table:table-row table:style-name="ro1">
          <table:table-cell table:formula="of:=[.A6]" office:value-type="string" office:string-value="2019-09-10">
            <text:p>2019-09-10</text:p>
          </table:table-cell>
          <table:table-cell office:value-type="string">
            <text:p>James Horsfall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table:formula="of:=[.A7]" office:value-type="string" office:string-value="2019-09-10">
            <text:p>2019-09-10</text:p>
          </table:table-cell>
          <table:table-cell office:value-type="string">
            <text:p>Nicholas Lansdown</text:p>
          </table:table-cell>
          <table:table-cell office:value-type="float" office:value="548">
            <text:p>548</text:p>
          </table:table-cell>
        </table:table-row>
        <table:table-row table:style-name="ro1">
          <table:table-cell table:formula="of:=[.A8]" office:value-type="string" office:string-value="2019-09-10">
            <text:p>2019-09-10</text:p>
          </table:table-cell>
          <table:table-cell office:value-type="string">
            <text:p>Jim Neale</text:p>
          </table:table-cell>
          <table:table-cell office:value-type="float" office:value="544">
            <text:p>544</text:p>
          </table:table-cell>
        </table:table-row>
        <table:table-row table:style-name="ro1">
          <table:table-cell table:formula="of:=[.A9]" office:value-type="string" office:string-value="2019-09-10">
            <text:p>2019-09-10</text:p>
          </table:table-cell>
          <table:table-cell office:value-type="string">
            <text:p>Evan Burgess</text:p>
          </table:table-cell>
          <table:table-cell office:value-type="float" office:value="543">
            <text:p>543</text:p>
          </table:table-cell>
        </table:table-row>
        <table:table-row table:style-name="ro1">
          <table:table-cell table:formula="of:=[.A10]" office:value-type="string" office:string-value="2019-09-10">
            <text:p>2019-09-10</text:p>
          </table:table-cell>
          <table:table-cell office:value-type="string">
            <text:p>Rene Denis</text:p>
          </table:table-cell>
          <table:table-cell office:value-type="float" office:value="541">
            <text:p>541</text:p>
          </table:table-cell>
        </table:table-row>
        <table:table-row table:style-name="ro1">
          <table:table-cell table:formula="of:=[.A11]" office:value-type="string" office:string-value="2019-09-10">
            <text:p>2019-09-10</text:p>
          </table:table-cell>
          <table:table-cell office:value-type="string">
            <text:p>Ryan Piaget</text:p>
          </table:table-cell>
          <table:table-cell office:value-type="float" office:value="541">
            <text:p>541</text:p>
          </table:table-cell>
        </table:table-row>
        <table:table-row table:style-name="ro1">
          <table:table-cell table:formula="of:=[.A12]" office:value-type="string" office:string-value="2019-09-10">
            <text:p>2019-09-10</text:p>
          </table:table-cell>
          <table:table-cell office:value-type="string">
            <text:p>Joshua Maldonado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 table:formula="of:=[.A13]" office:value-type="string" office:string-value="2019-09-10">
            <text:p>2019-09-10</text:p>
          </table:table-cell>
          <table:table-cell office:value-type="string">
            <text:p>Alvin Ho</text:p>
          </table:table-cell>
          <table:table-cell office:value-type="float" office:value="539">
            <text:p>539</text:p>
          </table:table-cell>
        </table:table-row>
        <table:table-row table:style-name="ro1">
          <table:table-cell table:formula="of:=[.A14]" office:value-type="string" office:string-value="2019-09-10">
            <text:p>2019-09-10</text:p>
          </table:table-cell>
          <table:table-cell office:value-type="string">
            <text:p>Tom Seymour DeGraffenried</text:p>
          </table:table-cell>
          <table:table-cell office:value-type="float" office:value="539">
            <text:p>539</text:p>
          </table:table-cell>
        </table:table-row>
        <table:table-row table:style-name="ro1">
          <table:table-cell table:formula="of:=[.A15]" office:value-type="string" office:string-value="2019-09-10">
            <text:p>2019-09-10</text:p>
          </table:table-cell>
          <table:table-cell office:value-type="string">
            <text:p>Dan Sorge</text:p>
          </table:table-cell>
          <table:table-cell office:value-type="float" office:value="535">
            <text:p>535</text:p>
          </table:table-cell>
        </table:table-row>
        <table:table-row table:style-name="ro1">
          <table:table-cell table:formula="of:=[.A16]" office:value-type="string" office:string-value="2019-09-10">
            <text:p>2019-09-10</text:p>
          </table:table-cell>
          <table:table-cell office:value-type="string">
            <text:p>Adam Simpson</text:p>
          </table:table-cell>
          <table:table-cell office:value-type="float" office:value="534">
            <text:p>534</text:p>
          </table:table-cell>
        </table:table-row>
        <table:table-row table:style-name="ro1">
          <table:table-cell table:formula="of:=[.A17]" office:value-type="string" office:string-value="2019-09-10">
            <text:p>2019-09-10</text:p>
          </table:table-cell>
          <table:table-cell office:value-type="string">
            <text:p>Bob Simon</text:p>
          </table:table-cell>
          <table:table-cell office:value-type="float" office:value="534">
            <text:p>534</text:p>
          </table:table-cell>
        </table:table-row>
        <table:table-row table:style-name="ro1">
          <table:table-cell table:formula="of:=[.A18]" office:value-type="string" office:string-value="2019-09-10">
            <text:p>2019-09-10</text:p>
          </table:table-cell>
          <table:table-cell office:value-type="string">
            <text:p>Eric Babaki</text:p>
          </table:table-cell>
          <table:table-cell office:value-type="float" office:value="533">
            <text:p>533</text:p>
          </table:table-cell>
        </table:table-row>
        <table:table-row table:style-name="ro1">
          <table:table-cell table:formula="of:=[.A19]" office:value-type="string" office:string-value="2019-09-10">
            <text:p>2019-09-10</text:p>
          </table:table-cell>
          <table:table-cell office:value-type="string">
            <text:p>Ben Green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table:formula="of:=[.A20]" office:value-type="string" office:string-value="2019-09-10">
            <text:p>2019-09-10</text:p>
          </table:table-cell>
          <table:table-cell office:value-type="string">
            <text:p>Chris DuCoing</text:p>
          </table:table-cell>
          <table:table-cell office:value-type="float" office:value="528">
            <text:p>528</text:p>
          </table:table-cell>
        </table:table-row>
        <table:table-row table:style-name="ro1">
          <table:table-cell table:formula="of:=[.A21]" office:value-type="string" office:string-value="2019-09-10">
            <text:p>2019-09-10</text:p>
          </table:table-cell>
          <table:table-cell office:value-type="string">
            <text:p>Thayer McDougle</text:p>
          </table:table-cell>
          <table:table-cell office:value-type="float" office:value="528">
            <text:p>528</text:p>
          </table:table-cell>
        </table:table-row>
        <table:table-row table:style-name="ro1">
          <table:table-cell table:formula="of:=[.A22]" office:value-type="string" office:string-value="2019-09-10">
            <text:p>2019-09-10</text:p>
          </table:table-cell>
          <table:table-cell office:value-type="string">
            <text:p>HJ Gonzalez</text:p>
          </table:table-cell>
          <table:table-cell office:value-type="float" office:value="527">
            <text:p>527</text:p>
          </table:table-cell>
        </table:table-row>
        <table:table-row table:style-name="ro1">
          <table:table-cell table:formula="of:=[.A23]" office:value-type="string" office:string-value="2019-09-10">
            <text:p>2019-09-10</text:p>
          </table:table-cell>
          <table:table-cell office:value-type="string">
            <text:p>Jon Williams</text:p>
          </table:table-cell>
          <table:table-cell office:value-type="float" office:value="526">
            <text:p>526</text:p>
          </table:table-cell>
        </table:table-row>
        <table:table-row table:style-name="ro1">
          <table:table-cell table:formula="of:=[.A24]" office:value-type="string" office:string-value="2019-09-10">
            <text:p>2019-09-10</text:p>
          </table:table-cell>
          <table:table-cell office:value-type="string">
            <text:p>Noah Snyder</text:p>
          </table:table-cell>
          <table:table-cell office:value-type="float" office:value="526">
            <text:p>526</text:p>
          </table:table-cell>
        </table:table-row>
        <table:table-row table:style-name="ro1">
          <table:table-cell table:formula="of:=[.A25]" office:value-type="string" office:string-value="2019-09-10">
            <text:p>2019-09-10</text:p>
          </table:table-cell>
          <table:table-cell office:value-type="string">
            <text:p>Alan Lowe</text:p>
          </table:table-cell>
          <table:table-cell office:value-type="float" office:value="525">
            <text:p>525</text:p>
          </table:table-cell>
        </table:table-row>
        <table:table-row table:style-name="ro1">
          <table:table-cell table:formula="of:=[.A26]" office:value-type="string" office:string-value="2019-09-10">
            <text:p>2019-09-10</text:p>
          </table:table-cell>
          <table:table-cell office:value-type="string">
            <text:p>Elvis McElhatton</text:p>
          </table:table-cell>
          <table:table-cell office:value-type="float" office:value="525">
            <text:p>525</text:p>
          </table:table-cell>
        </table:table-row>
        <table:table-row table:style-name="ro1">
          <table:table-cell table:formula="of:=[.A27]" office:value-type="string" office:string-value="2019-09-10">
            <text:p>2019-09-10</text:p>
          </table:table-cell>
          <table:table-cell office:value-type="string">
            <text:p>Eugene Fan</text:p>
          </table:table-cell>
          <table:table-cell office:value-type="float" office:value="525">
            <text:p>525</text:p>
          </table:table-cell>
        </table:table-row>
        <table:table-row table:style-name="ro1">
          <table:table-cell table:formula="of:=[.A28]" office:value-type="string" office:string-value="2019-09-10">
            <text:p>2019-09-10</text:p>
          </table:table-cell>
          <table:table-cell office:value-type="string">
            <text:p>Keith Neal</text:p>
          </table:table-cell>
          <table:table-cell office:value-type="float" office:value="525">
            <text:p>525</text:p>
          </table:table-cell>
        </table:table-row>
        <table:table-row table:style-name="ro1">
          <table:table-cell table:formula="of:=[.A29]" office:value-type="string" office:string-value="2019-09-10">
            <text:p>2019-09-10</text:p>
          </table:table-cell>
          <table:table-cell office:value-type="string">
            <text:p>Paul Krohn</text:p>
          </table:table-cell>
          <table:table-cell office:value-type="float" office:value="525">
            <text:p>525</text:p>
          </table:table-cell>
        </table:table-row>
        <table:table-row table:style-name="ro1">
          <table:table-cell table:formula="of:=[.A30]" office:value-type="string" office:string-value="2019-09-10">
            <text:p>2019-09-10</text:p>
          </table:table-cell>
          <table:table-cell office:value-type="string">
            <text:p>Robbie Connelly</text:p>
          </table:table-cell>
          <table:table-cell office:value-type="float" office:value="525">
            <text:p>525</text:p>
          </table:table-cell>
        </table:table-row>
        <table:table-row table:style-name="ro1">
          <table:table-cell table:formula="of:=[.A31]" office:value-type="string" office:string-value="2019-09-10">
            <text:p>2019-09-10</text:p>
          </table:table-cell>
          <table:table-cell office:value-type="string">
            <text:p>Adam Moore</text:p>
          </table:table-cell>
          <table:table-cell office:value-type="float" office:value="524">
            <text:p>524</text:p>
          </table:table-cell>
        </table:table-row>
        <table:table-row table:style-name="ro1">
          <table:table-cell table:formula="of:=[.A32]" office:value-type="string" office:string-value="2019-09-10">
            <text:p>2019-09-10</text:p>
          </table:table-cell>
          <table:table-cell office:value-type="string">
            <text:p>Chris Kline</text:p>
          </table:table-cell>
          <table:table-cell office:value-type="float" office:value="524">
            <text:p>524</text:p>
          </table:table-cell>
        </table:table-row>
        <table:table-row table:style-name="ro1">
          <table:table-cell table:formula="of:=[.A33]" office:value-type="string" office:string-value="2019-09-10">
            <text:p>2019-09-10</text:p>
          </table:table-cell>
          <table:table-cell office:value-type="string">
            <text:p>RIck Mariani</text:p>
          </table:table-cell>
          <table:table-cell office:value-type="float" office:value="524">
            <text:p>524</text:p>
          </table:table-cell>
        </table:table-row>
        <table:table-row table:style-name="ro1">
          <table:table-cell table:formula="of:=[.A34]" office:value-type="string" office:string-value="2019-09-10">
            <text:p>2019-09-10</text:p>
          </table:table-cell>
          <table:table-cell office:value-type="string">
            <text:p>Brian Paris</text:p>
          </table:table-cell>
          <table:table-cell office:value-type="float" office:value="523">
            <text:p>523</text:p>
          </table:table-cell>
        </table:table-row>
        <table:table-row table:style-name="ro1">
          <table:table-cell table:formula="of:=[.A35]" office:value-type="string" office:string-value="2019-09-10">
            <text:p>2019-09-10</text:p>
          </table:table-cell>
          <table:table-cell office:value-type="string">
            <text:p>Paul Martinez</text:p>
          </table:table-cell>
          <table:table-cell office:value-type="float" office:value="523">
            <text:p>523</text:p>
          </table:table-cell>
        </table:table-row>
        <table:table-row table:style-name="ro1">
          <table:table-cell table:formula="of:=[.A36]" office:value-type="string" office:string-value="2019-09-10">
            <text:p>2019-09-10</text:p>
          </table:table-cell>
          <table:table-cell office:value-type="string">
            <text:p>Ari Cowen</text:p>
          </table:table-cell>
          <table:table-cell office:value-type="float" office:value="521">
            <text:p>521</text:p>
          </table:table-cell>
        </table:table-row>
        <table:table-row table:style-name="ro1">
          <table:table-cell table:formula="of:=[.A37]" office:value-type="string" office:string-value="2019-09-10">
            <text:p>2019-09-10</text:p>
          </table:table-cell>
          <table:table-cell office:value-type="string">
            <text:p>Mark Deal</text:p>
          </table:table-cell>
          <table:table-cell office:value-type="float" office:value="521">
            <text:p>521</text:p>
          </table:table-cell>
        </table:table-row>
        <table:table-row table:style-name="ro1">
          <table:table-cell table:formula="of:=[.A38]" office:value-type="string" office:string-value="2019-09-10">
            <text:p>2019-09-10</text:p>
          </table:table-cell>
          <table:table-cell office:value-type="string">
            <text:p>Juan Chico</text:p>
          </table:table-cell>
          <table:table-cell office:value-type="float" office:value="520">
            <text:p>520</text:p>
          </table:table-cell>
        </table:table-row>
        <table:table-row table:style-name="ro1">
          <table:table-cell table:formula="of:=[.A39]" office:value-type="string" office:string-value="2019-09-10">
            <text:p>2019-09-10</text:p>
          </table:table-cell>
          <table:table-cell office:value-type="string">
            <text:p>Ryan Robison</text:p>
          </table:table-cell>
          <table:table-cell office:value-type="float" office:value="520">
            <text:p>520</text:p>
          </table:table-cell>
        </table:table-row>
        <table:table-row table:style-name="ro1">
          <table:table-cell table:formula="of:=[.A40]" office:value-type="string" office:string-value="2019-09-10">
            <text:p>2019-09-10</text:p>
          </table:table-cell>
          <table:table-cell office:value-type="string">
            <text:p>Sam Flores</text:p>
          </table:table-cell>
          <table:table-cell office:value-type="float" office:value="520">
            <text:p>520</text:p>
          </table:table-cell>
        </table:table-row>
        <table:table-row table:style-name="ro1">
          <table:table-cell table:formula="of:=[.A41]" office:value-type="string" office:string-value="2019-09-10">
            <text:p>2019-09-10</text:p>
          </table:table-cell>
          <table:table-cell office:value-type="string">
            <text:p>Bryant Labitag</text:p>
          </table:table-cell>
          <table:table-cell office:value-type="float" office:value="519">
            <text:p>519</text:p>
          </table:table-cell>
        </table:table-row>
        <table:table-row table:style-name="ro1">
          <table:table-cell table:formula="of:=[.A42]" office:value-type="string" office:string-value="2019-09-10">
            <text:p>2019-09-10</text:p>
          </table:table-cell>
          <table:table-cell office:value-type="string">
            <text:p>Buddy Giguere</text:p>
          </table:table-cell>
          <table:table-cell office:value-type="float" office:value="519">
            <text:p>519</text:p>
          </table:table-cell>
        </table:table-row>
        <table:table-row table:style-name="ro1">
          <table:table-cell table:formula="of:=[.A43]" office:value-type="string" office:string-value="2019-09-10">
            <text:p>2019-09-10</text:p>
          </table:table-cell>
          <table:table-cell office:value-type="string">
            <text:p>Patrick Hyde</text:p>
          </table:table-cell>
          <table:table-cell office:value-type="float" office:value="519">
            <text:p>519</text:p>
          </table:table-cell>
        </table:table-row>
        <table:table-row table:style-name="ro1">
          <table:table-cell table:formula="of:=[.A44]" office:value-type="string" office:string-value="2019-09-10">
            <text:p>2019-09-10</text:p>
          </table:table-cell>
          <table:table-cell office:value-type="string">
            <text:p>Rocel Lhai</text:p>
          </table:table-cell>
          <table:table-cell office:value-type="float" office:value="519">
            <text:p>519</text:p>
          </table:table-cell>
        </table:table-row>
        <table:table-row table:style-name="ro1">
          <table:table-cell table:formula="of:=[.A45]" office:value-type="string" office:string-value="2019-09-10">
            <text:p>2019-09-10</text:p>
          </table:table-cell>
          <table:table-cell office:value-type="string">
            <text:p>Thom Moyer</text:p>
          </table:table-cell>
          <table:table-cell office:value-type="float" office:value="519">
            <text:p>519</text:p>
          </table:table-cell>
        </table:table-row>
        <table:table-row table:style-name="ro1">
          <table:table-cell table:formula="of:=[.A46]" office:value-type="string" office:string-value="2019-09-10">
            <text:p>2019-09-10</text:p>
          </table:table-cell>
          <table:table-cell office:value-type="string">
            <text:p>Dave Ward</text:p>
          </table:table-cell>
          <table:table-cell office:value-type="float" office:value="518">
            <text:p>518</text:p>
          </table:table-cell>
        </table:table-row>
        <table:table-row table:style-name="ro1">
          <table:table-cell table:formula="of:=[.A47]" office:value-type="string" office:string-value="2019-09-10">
            <text:p>2019-09-10</text:p>
          </table:table-cell>
          <table:table-cell office:value-type="string">
            <text:p>Nick Radford</text:p>
          </table:table-cell>
          <table:table-cell office:value-type="float" office:value="518">
            <text:p>518</text:p>
          </table:table-cell>
        </table:table-row>
        <table:table-row table:style-name="ro1">
          <table:table-cell table:formula="of:=[.A48]" office:value-type="string" office:string-value="2019-09-10">
            <text:p>2019-09-10</text:p>
          </table:table-cell>
          <table:table-cell office:value-type="string">
            <text:p>Rob Cosgriff</text:p>
          </table:table-cell>
          <table:table-cell office:value-type="float" office:value="518">
            <text:p>518</text:p>
          </table:table-cell>
        </table:table-row>
        <table:table-row table:style-name="ro1">
          <table:table-cell table:formula="of:=[.A49]" office:value-type="string" office:string-value="2019-09-10">
            <text:p>2019-09-10</text:p>
          </table:table-cell>
          <table:table-cell office:value-type="string">
            <text:p>Sam Khozindar</text:p>
          </table:table-cell>
          <table:table-cell office:value-type="float" office:value="518">
            <text:p>518</text:p>
          </table:table-cell>
        </table:table-row>
        <table:table-row table:style-name="ro1">
          <table:table-cell table:formula="of:=[.A50]" office:value-type="string" office:string-value="2019-09-10">
            <text:p>2019-09-10</text:p>
          </table:table-cell>
          <table:table-cell office:value-type="string">
            <text:p>Tom Golden</text:p>
          </table:table-cell>
          <table:table-cell office:value-type="float" office:value="518">
            <text:p>518</text:p>
          </table:table-cell>
        </table:table-row>
        <table:table-row table:style-name="ro1">
          <table:table-cell table:formula="of:=[.A51]" office:value-type="string" office:string-value="2019-09-10">
            <text:p>2019-09-10</text:p>
          </table:table-cell>
          <table:table-cell office:value-type="string">
            <text:p>Eric Gruttemeyer</text:p>
          </table:table-cell>
          <table:table-cell office:value-type="float" office:value="517">
            <text:p>517</text:p>
          </table:table-cell>
        </table:table-row>
        <table:table-row table:style-name="ro1">
          <table:table-cell table:formula="of:=[.A52]" office:value-type="string" office:string-value="2019-09-10">
            <text:p>2019-09-10</text:p>
          </table:table-cell>
          <table:table-cell office:value-type="string">
            <text:p>Adam Usmani</text:p>
          </table:table-cell>
          <table:table-cell office:value-type="float" office:value="516">
            <text:p>516</text:p>
          </table:table-cell>
        </table:table-row>
        <table:table-row table:style-name="ro1">
          <table:table-cell table:formula="of:=[.A53]" office:value-type="string" office:string-value="2019-09-10">
            <text:p>2019-09-10</text:p>
          </table:table-cell>
          <table:table-cell office:value-type="string">
            <text:p>Arthur Patterson</text:p>
          </table:table-cell>
          <table:table-cell office:value-type="float" office:value="516">
            <text:p>516</text:p>
          </table:table-cell>
        </table:table-row>
        <table:table-row table:style-name="ro1">
          <table:table-cell table:formula="of:=[.A54]" office:value-type="string" office:string-value="2019-09-10">
            <text:p>2019-09-10</text:p>
          </table:table-cell>
          <table:table-cell office:value-type="string">
            <text:p>Darrel Haslip</text:p>
          </table:table-cell>
          <table:table-cell office:value-type="float" office:value="516">
            <text:p>516</text:p>
          </table:table-cell>
        </table:table-row>
        <table:table-row table:style-name="ro1">
          <table:table-cell table:formula="of:=[.A55]" office:value-type="string" office:string-value="2019-09-10">
            <text:p>2019-09-10</text:p>
          </table:table-cell>
          <table:table-cell office:value-type="string">
            <text:p>Isaac Wong</text:p>
          </table:table-cell>
          <table:table-cell office:value-type="float" office:value="516">
            <text:p>516</text:p>
          </table:table-cell>
        </table:table-row>
        <table:table-row table:style-name="ro1">
          <table:table-cell table:formula="of:=[.A56]" office:value-type="string" office:string-value="2019-09-10">
            <text:p>2019-09-10</text:p>
          </table:table-cell>
          <table:table-cell office:value-type="string">
            <text:p>Rick Bradford</text:p>
          </table:table-cell>
          <table:table-cell office:value-type="float" office:value="516">
            <text:p>516</text:p>
          </table:table-cell>
        </table:table-row>
        <table:table-row table:style-name="ro1">
          <table:table-cell table:formula="of:=[.A57]" office:value-type="string" office:string-value="2019-09-10">
            <text:p>2019-09-10</text:p>
          </table:table-cell>
          <table:table-cell office:value-type="string">
            <text:p>Steven Pease</text:p>
          </table:table-cell>
          <table:table-cell office:value-type="float" office:value="516">
            <text:p>516</text:p>
          </table:table-cell>
        </table:table-row>
        <table:table-row table:style-name="ro1">
          <table:table-cell table:formula="of:=[.A58]" office:value-type="string" office:string-value="2019-09-10">
            <text:p>2019-09-10</text:p>
          </table:table-cell>
          <table:table-cell office:value-type="string">
            <text:p>Alex Yeagle</text:p>
          </table:table-cell>
          <table:table-cell office:value-type="float" office:value="515">
            <text:p>515</text:p>
          </table:table-cell>
        </table:table-row>
        <table:table-row table:style-name="ro1">
          <table:table-cell table:formula="of:=[.A59]" office:value-type="string" office:string-value="2019-09-10">
            <text:p>2019-09-10</text:p>
          </table:table-cell>
          <table:table-cell office:value-type="string">
            <text:p>Anthony Hydron</text:p>
          </table:table-cell>
          <table:table-cell office:value-type="float" office:value="515">
            <text:p>515</text:p>
          </table:table-cell>
        </table:table-row>
        <table:table-row table:style-name="ro1">
          <table:table-cell table:formula="of:=[.A60]" office:value-type="string" office:string-value="2019-09-10">
            <text:p>2019-09-10</text:p>
          </table:table-cell>
          <table:table-cell office:value-type="string">
            <text:p>Dylan Pulliam</text:p>
          </table:table-cell>
          <table:table-cell office:value-type="float" office:value="515">
            <text:p>515</text:p>
          </table:table-cell>
        </table:table-row>
        <table:table-row table:style-name="ro1">
          <table:table-cell table:formula="of:=[.A61]" office:value-type="string" office:string-value="2019-09-10">
            <text:p>2019-09-10</text:p>
          </table:table-cell>
          <table:table-cell office:value-type="string">
            <text:p>Nima Gaadadsuren</text:p>
          </table:table-cell>
          <table:table-cell office:value-type="float" office:value="515">
            <text:p>515</text:p>
          </table:table-cell>
        </table:table-row>
        <table:table-row table:style-name="ro1">
          <table:table-cell table:formula="of:=[.A62]" office:value-type="string" office:string-value="2019-09-10">
            <text:p>2019-09-10</text:p>
          </table:table-cell>
          <table:table-cell office:value-type="string">
            <text:p>Paul McCue</text:p>
          </table:table-cell>
          <table:table-cell office:value-type="float" office:value="515">
            <text:p>515</text:p>
          </table:table-cell>
        </table:table-row>
        <table:table-row table:style-name="ro1">
          <table:table-cell table:formula="of:=[.A63]" office:value-type="string" office:string-value="2019-09-10">
            <text:p>2019-09-10</text:p>
          </table:table-cell>
          <table:table-cell office:value-type="string">
            <text:p>Sebastian Jellema</text:p>
          </table:table-cell>
          <table:table-cell office:value-type="float" office:value="515">
            <text:p>515</text:p>
          </table:table-cell>
        </table:table-row>
        <table:table-row table:style-name="ro1">
          <table:table-cell table:formula="of:=[.A64]" office:value-type="string" office:string-value="2019-09-10">
            <text:p>2019-09-10</text:p>
          </table:table-cell>
          <table:table-cell office:value-type="string">
            <text:p>Tim Doyle</text:p>
          </table:table-cell>
          <table:table-cell office:value-type="float" office:value="515">
            <text:p>515</text:p>
          </table:table-cell>
        </table:table-row>
        <table:table-row table:style-name="ro1">
          <table:table-cell table:formula="of:=[.A65]" office:value-type="string" office:string-value="2019-09-10">
            <text:p>2019-09-10</text:p>
          </table:table-cell>
          <table:table-cell office:value-type="string">
            <text:p>Vijay Alexander</text:p>
          </table:table-cell>
          <table:table-cell office:value-type="float" office:value="515">
            <text:p>515</text:p>
          </table:table-cell>
        </table:table-row>
        <table:table-row table:style-name="ro1">
          <table:table-cell table:formula="of:=[.A66]" office:value-type="string" office:string-value="2019-09-10">
            <text:p>2019-09-10</text:p>
          </table:table-cell>
          <table:table-cell office:value-type="string">
            <text:p>Christopher Doornbos</text:p>
          </table:table-cell>
          <table:table-cell office:value-type="float" office:value="514">
            <text:p>514</text:p>
          </table:table-cell>
        </table:table-row>
        <table:table-row table:style-name="ro1">
          <table:table-cell table:formula="of:=[.A67]" office:value-type="string" office:string-value="2019-09-10">
            <text:p>2019-09-10</text:p>
          </table:table-cell>
          <table:table-cell office:value-type="string">
            <text:p>Matt Myers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table:formula="of:=[.A68]" office:value-type="string" office:string-value="2019-09-10">
            <text:p>2019-09-10</text:p>
          </table:table-cell>
          <table:table-cell office:value-type="string">
            <text:p>Robin McAloon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table:formula="of:=[.A69]" office:value-type="string" office:string-value="2019-09-10">
            <text:p>2019-09-10</text:p>
          </table:table-cell>
          <table:table-cell office:value-type="string">
            <text:p>Adam Bowley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table:formula="of:=[.A70]" office:value-type="string" office:string-value="2019-09-10">
            <text:p>2019-09-10</text:p>
          </table:table-cell>
          <table:table-cell office:value-type="string">
            <text:p>Carlos Gonzalez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table:formula="of:=[.A71]" office:value-type="string" office:string-value="2019-09-10">
            <text:p>2019-09-10</text:p>
          </table:table-cell>
          <table:table-cell office:value-type="string">
            <text:p>Chad Horohoe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table:formula="of:=[.A72]" office:value-type="string" office:string-value="2019-09-10">
            <text:p>2019-09-10</text:p>
          </table:table-cell>
          <table:table-cell office:value-type="string">
            <text:p>Josh Buttram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table:formula="of:=[.A73]" office:value-type="string" office:string-value="2019-09-10">
            <text:p>2019-09-10</text:p>
          </table:table-cell>
          <table:table-cell office:value-type="string">
            <text:p>Lawrence Mortensen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table:formula="of:=[.A74]" office:value-type="string" office:string-value="2019-09-10">
            <text:p>2019-09-10</text:p>
          </table:table-cell>
          <table:table-cell office:value-type="string">
            <text:p>Leif Smith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table:formula="of:=[.A75]" office:value-type="string" office:string-value="2019-09-10">
            <text:p>2019-09-10</text:p>
          </table:table-cell>
          <table:table-cell office:value-type="string">
            <text:p>Priscilla Shiells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table:formula="of:=[.A76]" office:value-type="string" office:string-value="2019-09-10">
            <text:p>2019-09-10</text:p>
          </table:table-cell>
          <table:table-cell office:value-type="string">
            <text:p>Colton Callahan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 table:formula="of:=[.A77]" office:value-type="string" office:string-value="2019-09-10">
            <text:p>2019-09-10</text:p>
          </table:table-cell>
          <table:table-cell office:value-type="string">
            <text:p>Huu Nguyen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 table:formula="of:=[.A78]" office:value-type="string" office:string-value="2019-09-10">
            <text:p>2019-09-10</text:p>
          </table:table-cell>
          <table:table-cell office:value-type="string">
            <text:p>Jason Gilliland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 table:formula="of:=[.A79]" office:value-type="string" office:string-value="2019-09-10">
            <text:p>2019-09-10</text:p>
          </table:table-cell>
          <table:table-cell office:value-type="string">
            <text:p>Jimmy Fails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 table:formula="of:=[.A80]" office:value-type="string" office:string-value="2019-09-10">
            <text:p>2019-09-10</text:p>
          </table:table-cell>
          <table:table-cell office:value-type="string">
            <text:p>Roy Perkel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 table:formula="of:=[.A81]" office:value-type="string" office:string-value="2019-09-10">
            <text:p>2019-09-10</text:p>
          </table:table-cell>
          <table:table-cell office:value-type="string">
            <text:p>Ben Napili</text:p>
          </table:table-cell>
          <table:table-cell office:value-type="float" office:value="510">
            <text:p>510</text:p>
          </table:table-cell>
        </table:table-row>
        <table:table-row table:style-name="ro1">
          <table:table-cell table:formula="of:=[.A82]" office:value-type="string" office:string-value="2019-09-10">
            <text:p>2019-09-10</text:p>
          </table:table-cell>
          <table:table-cell office:value-type="string">
            <text:p>Crystal Kelem</text:p>
          </table:table-cell>
          <table:table-cell office:value-type="float" office:value="510">
            <text:p>510</text:p>
          </table:table-cell>
        </table:table-row>
        <table:table-row table:style-name="ro1">
          <table:table-cell table:formula="of:=[.A83]" office:value-type="string" office:string-value="2019-09-10">
            <text:p>2019-09-10</text:p>
          </table:table-cell>
          <table:table-cell office:value-type="string">
            <text:p>Isaac Lopez</text:p>
          </table:table-cell>
          <table:table-cell office:value-type="float" office:value="510">
            <text:p>510</text:p>
          </table:table-cell>
        </table:table-row>
        <table:table-row table:style-name="ro1">
          <table:table-cell table:formula="of:=[.A84]" office:value-type="string" office:string-value="2019-09-10">
            <text:p>2019-09-10</text:p>
          </table:table-cell>
          <table:table-cell office:value-type="string">
            <text:p>Kirby Aho</text:p>
          </table:table-cell>
          <table:table-cell office:value-type="float" office:value="510">
            <text:p>510</text:p>
          </table:table-cell>
        </table:table-row>
        <table:table-row table:style-name="ro1">
          <table:table-cell table:formula="of:=[.A85]" office:value-type="string" office:string-value="2019-09-10">
            <text:p>2019-09-10</text:p>
          </table:table-cell>
          <table:table-cell office:value-type="string">
            <text:p>Reza Wang-Lofti</text:p>
          </table:table-cell>
          <table:table-cell office:value-type="float" office:value="510">
            <text:p>510</text:p>
          </table:table-cell>
        </table:table-row>
        <table:table-row table:style-name="ro1">
          <table:table-cell table:formula="of:=[.A86]" office:value-type="string" office:string-value="2019-09-10">
            <text:p>2019-09-10</text:p>
          </table:table-cell>
          <table:table-cell office:value-type="string">
            <text:p>Julien Roeser</text:p>
          </table:table-cell>
          <table:table-cell office:value-type="float" office:value="509">
            <text:p>509</text:p>
          </table:table-cell>
        </table:table-row>
        <table:table-row table:style-name="ro1">
          <table:table-cell table:formula="of:=[.A87]" office:value-type="string" office:string-value="2019-09-10">
            <text:p>2019-09-10</text:p>
          </table:table-cell>
          <table:table-cell office:value-type="string">
            <text:p>Roy Luo</text:p>
          </table:table-cell>
          <table:table-cell office:value-type="float" office:value="509">
            <text:p>509</text:p>
          </table:table-cell>
        </table:table-row>
        <table:table-row table:style-name="ro1">
          <table:table-cell table:formula="of:=[.A88]" office:value-type="string" office:string-value="2019-09-10">
            <text:p>2019-09-10</text:p>
          </table:table-cell>
          <table:table-cell office:value-type="string">
            <text:p>Vinny Valdez</text:p>
          </table:table-cell>
          <table:table-cell office:value-type="float" office:value="509">
            <text:p>509</text:p>
          </table:table-cell>
        </table:table-row>
        <table:table-row table:style-name="ro1">
          <table:table-cell table:formula="of:=[.A89]" office:value-type="string" office:string-value="2019-09-10">
            <text:p>2019-09-10</text:p>
          </table:table-cell>
          <table:table-cell office:value-type="string">
            <text:p>Mark Sorensen</text:p>
          </table:table-cell>
          <table:table-cell office:value-type="float" office:value="508">
            <text:p>508</text:p>
          </table:table-cell>
        </table:table-row>
        <table:table-row table:style-name="ro1">
          <table:table-cell table:formula="of:=[.A90]" office:value-type="string" office:string-value="2019-09-10">
            <text:p>2019-09-10</text:p>
          </table:table-cell>
          <table:table-cell office:value-type="string">
            <text:p>Matt Weyls</text:p>
          </table:table-cell>
          <table:table-cell office:value-type="float" office:value="508">
            <text:p>508</text:p>
          </table:table-cell>
        </table:table-row>
        <table:table-row table:style-name="ro1">
          <table:table-cell table:formula="of:=[.A91]" office:value-type="string" office:string-value="2019-09-10">
            <text:p>2019-09-10</text:p>
          </table:table-cell>
          <table:table-cell office:value-type="string">
            <text:p>Brendan McCarthy</text:p>
          </table:table-cell>
          <table:table-cell office:value-type="float" office:value="507">
            <text:p>507</text:p>
          </table:table-cell>
        </table:table-row>
        <table:table-row table:style-name="ro1">
          <table:table-cell table:formula="of:=[.A92]" office:value-type="string" office:string-value="2019-09-10">
            <text:p>2019-09-10</text:p>
          </table:table-cell>
          <table:table-cell office:value-type="string">
            <text:p>Christopher Logan</text:p>
          </table:table-cell>
          <table:table-cell office:value-type="float" office:value="507">
            <text:p>507</text:p>
          </table:table-cell>
        </table:table-row>
        <table:table-row table:style-name="ro1">
          <table:table-cell table:formula="of:=[.A93]" office:value-type="string" office:string-value="2019-09-10">
            <text:p>2019-09-10</text:p>
          </table:table-cell>
          <table:table-cell office:value-type="string">
            <text:p>Ian Montbrun</text:p>
          </table:table-cell>
          <table:table-cell office:value-type="float" office:value="507">
            <text:p>507</text:p>
          </table:table-cell>
        </table:table-row>
        <table:table-row table:style-name="ro1">
          <table:table-cell table:formula="of:=[.A94]" office:value-type="string" office:string-value="2019-09-10">
            <text:p>2019-09-10</text:p>
          </table:table-cell>
          <table:table-cell office:value-type="string">
            <text:p>Jason Bucy</text:p>
          </table:table-cell>
          <table:table-cell office:value-type="float" office:value="507">
            <text:p>507</text:p>
          </table:table-cell>
        </table:table-row>
        <table:table-row table:style-name="ro1">
          <table:table-cell table:formula="of:=[.A95]" office:value-type="string" office:string-value="2019-09-10">
            <text:p>2019-09-10</text:p>
          </table:table-cell>
          <table:table-cell office:value-type="string">
            <text:p>Skinner Arteaga</text:p>
          </table:table-cell>
          <table:table-cell office:value-type="float" office:value="507">
            <text:p>507</text:p>
          </table:table-cell>
        </table:table-row>
        <table:table-row table:style-name="ro1">
          <table:table-cell table:formula="of:=[.A96]" office:value-type="string" office:string-value="2019-09-10">
            <text:p>2019-09-10</text:p>
          </table:table-cell>
          <table:table-cell office:value-type="string">
            <text:p>Will Chadwick</text:p>
          </table:table-cell>
          <table:table-cell office:value-type="float" office:value="507">
            <text:p>507</text:p>
          </table:table-cell>
        </table:table-row>
        <table:table-row table:style-name="ro1">
          <table:table-cell table:formula="of:=[.A97]" office:value-type="string" office:string-value="2019-09-10">
            <text:p>2019-09-10</text:p>
          </table:table-cell>
          <table:table-cell office:value-type="string">
            <text:p>Antonio Herrera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 table:formula="of:=[.A98]" office:value-type="string" office:string-value="2019-09-10">
            <text:p>2019-09-10</text:p>
          </table:table-cell>
          <table:table-cell office:value-type="string">
            <text:p>Carlos Rodrigues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 table:formula="of:=[.A99]" office:value-type="string" office:string-value="2019-09-10">
            <text:p>2019-09-10</text:p>
          </table:table-cell>
          <table:table-cell office:value-type="string">
            <text:p>Keith Rubia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 table:formula="of:=[.A100]" office:value-type="string" office:string-value="2019-09-10">
            <text:p>2019-09-10</text:p>
          </table:table-cell>
          <table:table-cell office:value-type="string">
            <text:p>Kunal Lakhan-Pa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 table:formula="of:=[.A101]" office:value-type="string" office:string-value="2019-09-10">
            <text:p>2019-09-10</text:p>
          </table:table-cell>
          <table:table-cell office:value-type="string">
            <text:p>Nick Giangreco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 table:formula="of:=[.A102]" office:value-type="string" office:string-value="2019-09-10">
            <text:p>2019-09-10</text:p>
          </table:table-cell>
          <table:table-cell office:value-type="string">
            <text:p>Alex Mendes da Costa</text:p>
          </table:table-cell>
          <table:table-cell office:value-type="float" office:value="505">
            <text:p>505</text:p>
          </table:table-cell>
        </table:table-row>
        <table:table-row table:style-name="ro1">
          <table:table-cell table:formula="of:=[.A103]" office:value-type="string" office:string-value="2019-09-10">
            <text:p>2019-09-10</text:p>
          </table:table-cell>
          <table:table-cell office:value-type="string">
            <text:p>Brendan Payne</text:p>
          </table:table-cell>
          <table:table-cell office:value-type="float" office:value="505">
            <text:p>505</text:p>
          </table:table-cell>
        </table:table-row>
        <table:table-row table:style-name="ro1">
          <table:table-cell table:formula="of:=[.A104]" office:value-type="string" office:string-value="2019-09-10">
            <text:p>2019-09-10</text:p>
          </table:table-cell>
          <table:table-cell office:value-type="string">
            <text:p>Cindy Kim</text:p>
          </table:table-cell>
          <table:table-cell office:value-type="float" office:value="505">
            <text:p>505</text:p>
          </table:table-cell>
        </table:table-row>
        <table:table-row table:style-name="ro1">
          <table:table-cell table:formula="of:=[.A105]" office:value-type="string" office:string-value="2019-09-10">
            <text:p>2019-09-10</text:p>
          </table:table-cell>
          <table:table-cell office:value-type="string">
            <text:p>Erik Proctor</text:p>
          </table:table-cell>
          <table:table-cell office:value-type="float" office:value="505">
            <text:p>505</text:p>
          </table:table-cell>
        </table:table-row>
        <table:table-row table:style-name="ro1">
          <table:table-cell table:formula="of:=[.A106]" office:value-type="string" office:string-value="2019-09-10">
            <text:p>2019-09-10</text:p>
          </table:table-cell>
          <table:table-cell office:value-type="string">
            <text:p>Greg Weed</text:p>
          </table:table-cell>
          <table:table-cell office:value-type="float" office:value="505">
            <text:p>505</text:p>
          </table:table-cell>
        </table:table-row>
        <table:table-row table:style-name="ro1">
          <table:table-cell table:formula="of:=[.A107]" office:value-type="string" office:string-value="2019-09-10">
            <text:p>2019-09-10</text:p>
          </table:table-cell>
          <table:table-cell office:value-type="string">
            <text:p>Scott Marfield</text:p>
          </table:table-cell>
          <table:table-cell office:value-type="float" office:value="505">
            <text:p>505</text:p>
          </table:table-cell>
        </table:table-row>
        <table:table-row table:style-name="ro1">
          <table:table-cell table:formula="of:=[.A108]" office:value-type="string" office:string-value="2019-09-10">
            <text:p>2019-09-10</text:p>
          </table:table-cell>
          <table:table-cell office:value-type="string">
            <text:p>Chris Peterson</text:p>
          </table:table-cell>
          <table:table-cell office:value-type="float" office:value="504">
            <text:p>504</text:p>
          </table:table-cell>
        </table:table-row>
        <table:table-row table:style-name="ro1">
          <table:table-cell table:formula="of:=[.A109]" office:value-type="string" office:string-value="2019-09-10">
            <text:p>2019-09-10</text:p>
          </table:table-cell>
          <table:table-cell office:value-type="string">
            <text:p>Mika Kerr</text:p>
          </table:table-cell>
          <table:table-cell office:value-type="float" office:value="504">
            <text:p>504</text:p>
          </table:table-cell>
        </table:table-row>
        <table:table-row table:style-name="ro1">
          <table:table-cell table:formula="of:=[.A110]" office:value-type="string" office:string-value="2019-09-10">
            <text:p>2019-09-10</text:p>
          </table:table-cell>
          <table:table-cell office:value-type="string">
            <text:p>Thomas Messer</text:p>
          </table:table-cell>
          <table:table-cell office:value-type="float" office:value="504">
            <text:p>504</text:p>
          </table:table-cell>
        </table:table-row>
        <table:table-row table:style-name="ro1">
          <table:table-cell table:formula="of:=[.A111]" office:value-type="string" office:string-value="2019-09-10">
            <text:p>2019-09-10</text:p>
          </table:table-cell>
          <table:table-cell office:value-type="string">
            <text:p>James Bavaso</text:p>
          </table:table-cell>
          <table:table-cell office:value-type="float" office:value="503">
            <text:p>503</text:p>
          </table:table-cell>
        </table:table-row>
        <table:table-row table:style-name="ro1">
          <table:table-cell table:formula="of:=[.A112]" office:value-type="string" office:string-value="2019-09-10">
            <text:p>2019-09-10</text:p>
          </table:table-cell>
          <table:table-cell office:value-type="string">
            <text:p>John McNulty</text:p>
          </table:table-cell>
          <table:table-cell office:value-type="float" office:value="503">
            <text:p>503</text:p>
          </table:table-cell>
        </table:table-row>
        <table:table-row table:style-name="ro1">
          <table:table-cell table:formula="of:=[.A113]" office:value-type="string" office:string-value="2019-09-10">
            <text:p>2019-09-10</text:p>
          </table:table-cell>
          <table:table-cell office:value-type="string">
            <text:p>Perry Logan</text:p>
          </table:table-cell>
          <table:table-cell office:value-type="float" office:value="503">
            <text:p>503</text:p>
          </table:table-cell>
        </table:table-row>
        <table:table-row table:style-name="ro1">
          <table:table-cell table:formula="of:=[.A114]" office:value-type="string" office:string-value="2019-09-10">
            <text:p>2019-09-10</text:p>
          </table:table-cell>
          <table:table-cell office:value-type="string">
            <text:p>Wyatt Moss</text:p>
          </table:table-cell>
          <table:table-cell office:value-type="float" office:value="503">
            <text:p>503</text:p>
          </table:table-cell>
        </table:table-row>
        <table:table-row table:style-name="ro1">
          <table:table-cell table:formula="of:=[.A115]" office:value-type="string" office:string-value="2019-09-10">
            <text:p>2019-09-10</text:p>
          </table:table-cell>
          <table:table-cell office:value-type="string">
            <text:p>Eric Kalisa</text:p>
          </table:table-cell>
          <table:table-cell office:value-type="float" office:value="502">
            <text:p>502</text:p>
          </table:table-cell>
        </table:table-row>
        <table:table-row table:style-name="ro1">
          <table:table-cell table:formula="of:=[.A116]" office:value-type="string" office:string-value="2019-09-10">
            <text:p>2019-09-10</text:p>
          </table:table-cell>
          <table:table-cell office:value-type="string">
            <text:p>Max Sanchez</text:p>
          </table:table-cell>
          <table:table-cell office:value-type="float" office:value="502">
            <text:p>502</text:p>
          </table:table-cell>
        </table:table-row>
        <table:table-row table:style-name="ro1">
          <table:table-cell table:formula="of:=[.A117]" office:value-type="string" office:string-value="2019-09-10">
            <text:p>2019-09-10</text:p>
          </table:table-cell>
          <table:table-cell office:value-type="string">
            <text:p>John Frakes</text:p>
          </table:table-cell>
          <table:table-cell office:value-type="float" office:value="501">
            <text:p>501</text:p>
          </table:table-cell>
        </table:table-row>
        <table:table-row table:style-name="ro1">
          <table:table-cell table:formula="of:=[.A118]" office:value-type="string" office:string-value="2019-09-10">
            <text:p>2019-09-10</text:p>
          </table:table-cell>
          <table:table-cell office:value-type="string">
            <text:p>John Kiltinen</text:p>
          </table:table-cell>
          <table:table-cell office:value-type="float" office:value="501">
            <text:p>501</text:p>
          </table:table-cell>
        </table:table-row>
        <table:table-row table:style-name="ro1">
          <table:table-cell table:formula="of:=[.A119]" office:value-type="string" office:string-value="2019-09-10">
            <text:p>2019-09-10</text:p>
          </table:table-cell>
          <table:table-cell office:value-type="string">
            <text:p>Brad Shewmake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table:formula="of:=[.A120]" office:value-type="string" office:string-value="2019-09-10">
            <text:p>2019-09-10</text:p>
          </table:table-cell>
          <table:table-cell office:value-type="string">
            <text:p>Martin Smidak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table:formula="of:=[.A121]" office:value-type="string" office:string-value="2019-09-10">
            <text:p>2019-09-10</text:p>
          </table:table-cell>
          <table:table-cell office:value-type="string">
            <text:p>Phillip Romano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table:formula="of:=[.A122]" office:value-type="string" office:string-value="2019-09-10">
            <text:p>2019-09-10</text:p>
          </table:table-cell>
          <table:table-cell office:value-type="string">
            <text:p>Radley Roberts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table:formula="of:=[.A123]" office:value-type="string" office:string-value="2019-09-10">
            <text:p>2019-09-10</text:p>
          </table:table-cell>
          <table:table-cell office:value-type="string">
            <text:p>Wade Hargrove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table:formula="of:=[.A124]" office:value-type="string" office:string-value="2019-09-10">
            <text:p>2019-09-10</text:p>
          </table:table-cell>
          <table:table-cell office:value-type="string">
            <text:p>Doug Johnston</text:p>
          </table:table-cell>
          <table:table-cell office:value-type="float" office:value="499">
            <text:p>499</text:p>
          </table:table-cell>
        </table:table-row>
        <table:table-row table:style-name="ro1">
          <table:table-cell table:formula="of:=[.A125]" office:value-type="string" office:string-value="2019-09-10">
            <text:p>2019-09-10</text:p>
          </table:table-cell>
          <table:table-cell office:value-type="string">
            <text:p>Kelvin Chung</text:p>
          </table:table-cell>
          <table:table-cell office:value-type="float" office:value="499">
            <text:p>499</text:p>
          </table:table-cell>
        </table:table-row>
        <table:table-row table:style-name="ro1">
          <table:table-cell table:formula="of:=[.A126]" office:value-type="string" office:string-value="2019-09-10">
            <text:p>2019-09-10</text:p>
          </table:table-cell>
          <table:table-cell office:value-type="string">
            <text:p>Peter Lee</text:p>
          </table:table-cell>
          <table:table-cell office:value-type="float" office:value="499">
            <text:p>499</text:p>
          </table:table-cell>
        </table:table-row>
        <table:table-row table:style-name="ro1">
          <table:table-cell table:formula="of:=[.A127]" office:value-type="string" office:string-value="2019-09-10">
            <text:p>2019-09-10</text:p>
          </table:table-cell>
          <table:table-cell office:value-type="string">
            <text:p>Rick Potts</text:p>
          </table:table-cell>
          <table:table-cell office:value-type="float" office:value="499">
            <text:p>499</text:p>
          </table:table-cell>
        </table:table-row>
        <table:table-row table:style-name="ro1">
          <table:table-cell table:formula="of:=[.A128]" office:value-type="string" office:string-value="2019-09-10">
            <text:p>2019-09-10</text:p>
          </table:table-cell>
          <table:table-cell office:value-type="string">
            <text:p>Walt Bartas</text:p>
          </table:table-cell>
          <table:table-cell office:value-type="float" office:value="499">
            <text:p>499</text:p>
          </table:table-cell>
        </table:table-row>
        <table:table-row table:style-name="ro1">
          <table:table-cell table:formula="of:=[.A129]" office:value-type="string" office:string-value="2019-09-10">
            <text:p>2019-09-10</text:p>
          </table:table-cell>
          <table:table-cell office:value-type="string">
            <text:p>Austin Kelso</text:p>
          </table:table-cell>
          <table:table-cell office:value-type="float" office:value="498">
            <text:p>498</text:p>
          </table:table-cell>
        </table:table-row>
        <table:table-row table:style-name="ro1">
          <table:table-cell table:formula="of:=[.A130]" office:value-type="string" office:string-value="2019-09-10">
            <text:p>2019-09-10</text:p>
          </table:table-cell>
          <table:table-cell office:value-type="string">
            <text:p>Matt Paul</text:p>
          </table:table-cell>
          <table:table-cell office:value-type="float" office:value="498">
            <text:p>498</text:p>
          </table:table-cell>
        </table:table-row>
        <table:table-row table:style-name="ro1">
          <table:table-cell table:formula="of:=[.A131]" office:value-type="string" office:string-value="2019-09-10">
            <text:p>2019-09-10</text:p>
          </table:table-cell>
          <table:table-cell office:value-type="string">
            <text:p>Henry Vazquez</text:p>
          </table:table-cell>
          <table:table-cell office:value-type="float" office:value="497">
            <text:p>497</text:p>
          </table:table-cell>
        </table:table-row>
        <table:table-row table:style-name="ro1">
          <table:table-cell table:formula="of:=[.A132]" office:value-type="string" office:string-value="2019-09-10">
            <text:p>2019-09-10</text:p>
          </table:table-cell>
          <table:table-cell office:value-type="string">
            <text:p>Nithin Tharakan</text:p>
          </table:table-cell>
          <table:table-cell office:value-type="float" office:value="497">
            <text:p>497</text:p>
          </table:table-cell>
        </table:table-row>
        <table:table-row table:style-name="ro1">
          <table:table-cell table:formula="of:=[.A133]" office:value-type="string" office:string-value="2019-09-10">
            <text:p>2019-09-10</text:p>
          </table:table-cell>
          <table:table-cell office:value-type="string">
            <text:p>Greg Morgan</text:p>
          </table:table-cell>
          <table:table-cell office:value-type="float" office:value="496">
            <text:p>496</text:p>
          </table:table-cell>
        </table:table-row>
        <table:table-row table:style-name="ro1">
          <table:table-cell table:formula="of:=[.A134]" office:value-type="string" office:string-value="2019-09-10">
            <text:p>2019-09-10</text:p>
          </table:table-cell>
          <table:table-cell office:value-type="string">
            <text:p>Hakim Boukhaloua</text:p>
          </table:table-cell>
          <table:table-cell office:value-type="float" office:value="496">
            <text:p>496</text:p>
          </table:table-cell>
        </table:table-row>
        <table:table-row table:style-name="ro1">
          <table:table-cell table:formula="of:=[.A135]" office:value-type="string" office:string-value="2019-09-10">
            <text:p>2019-09-10</text:p>
          </table:table-cell>
          <table:table-cell office:value-type="string">
            <text:p>JM Reasonda</text:p>
          </table:table-cell>
          <table:table-cell office:value-type="float" office:value="496">
            <text:p>496</text:p>
          </table:table-cell>
        </table:table-row>
        <table:table-row table:style-name="ro1">
          <table:table-cell table:formula="of:=[.A136]" office:value-type="string" office:string-value="2019-09-10">
            <text:p>2019-09-10</text:p>
          </table:table-cell>
          <table:table-cell office:value-type="string">
            <text:p>John Larkin</text:p>
          </table:table-cell>
          <table:table-cell office:value-type="float" office:value="496">
            <text:p>496</text:p>
          </table:table-cell>
        </table:table-row>
        <table:table-row table:style-name="ro1">
          <table:table-cell table:formula="of:=[.A137]" office:value-type="string" office:string-value="2019-09-10">
            <text:p>2019-09-10</text:p>
          </table:table-cell>
          <table:table-cell office:value-type="string">
            <text:p>Caleb Christian</text:p>
          </table:table-cell>
          <table:table-cell office:value-type="float" office:value="495">
            <text:p>495</text:p>
          </table:table-cell>
        </table:table-row>
        <table:table-row table:style-name="ro1">
          <table:table-cell table:formula="of:=[.A138]" office:value-type="string" office:string-value="2019-09-10">
            <text:p>2019-09-10</text:p>
          </table:table-cell>
          <table:table-cell office:value-type="string">
            <text:p>Frank Augustine Jr</text:p>
          </table:table-cell>
          <table:table-cell office:value-type="float" office:value="495">
            <text:p>495</text:p>
          </table:table-cell>
        </table:table-row>
        <table:table-row table:style-name="ro1">
          <table:table-cell table:formula="of:=[.A139]" office:value-type="string" office:string-value="2019-09-10">
            <text:p>2019-09-10</text:p>
          </table:table-cell>
          <table:table-cell office:value-type="string">
            <text:p>Justin Dayton</text:p>
          </table:table-cell>
          <table:table-cell office:value-type="float" office:value="495">
            <text:p>495</text:p>
          </table:table-cell>
        </table:table-row>
        <table:table-row table:style-name="ro1">
          <table:table-cell table:formula="of:=[.A140]" office:value-type="string" office:string-value="2019-09-10">
            <text:p>2019-09-10</text:p>
          </table:table-cell>
          <table:table-cell office:value-type="string">
            <text:p>LanAhn Kerr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table:formula="of:=[.A141]" office:value-type="string" office:string-value="2019-09-10">
            <text:p>2019-09-10</text:p>
          </table:table-cell>
          <table:table-cell office:value-type="string">
            <text:p>Daniel Scrivano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table:formula="of:=[.A142]" office:value-type="string" office:string-value="2019-09-10">
            <text:p>2019-09-10</text:p>
          </table:table-cell>
          <table:table-cell office:value-type="string">
            <text:p>Joel Talevi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table:formula="of:=[.A143]" office:value-type="string" office:string-value="2019-09-10">
            <text:p>2019-09-10</text:p>
          </table:table-cell>
          <table:table-cell office:value-type="string">
            <text:p>Michael Moreno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table:formula="of:=[.A144]" office:value-type="string" office:string-value="2019-09-10">
            <text:p>2019-09-10</text:p>
          </table:table-cell>
          <table:table-cell office:value-type="string">
            <text:p>Savonna Hasson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table:formula="of:=[.A145]" office:value-type="string" office:string-value="2019-09-10">
            <text:p>2019-09-10</text:p>
          </table:table-cell>
          <table:table-cell office:value-type="string">
            <text:p>Mar Ronquillo</text:p>
          </table:table-cell>
          <table:table-cell office:value-type="float" office:value="492">
            <text:p>492</text:p>
          </table:table-cell>
        </table:table-row>
        <table:table-row table:style-name="ro1">
          <table:table-cell table:formula="of:=[.A146]" office:value-type="string" office:string-value="2019-09-10">
            <text:p>2019-09-10</text:p>
          </table:table-cell>
          <table:table-cell office:value-type="string">
            <text:p>Matt Morrish</text:p>
          </table:table-cell>
          <table:table-cell office:value-type="float" office:value="492">
            <text:p>492</text:p>
          </table:table-cell>
        </table:table-row>
        <table:table-row table:style-name="ro1">
          <table:table-cell table:formula="of:=[.A147]" office:value-type="string" office:string-value="2019-09-10">
            <text:p>2019-09-10</text:p>
          </table:table-cell>
          <table:table-cell office:value-type="string">
            <text:p>Troy Brunet</text:p>
          </table:table-cell>
          <table:table-cell office:value-type="float" office:value="492">
            <text:p>492</text:p>
          </table:table-cell>
        </table:table-row>
        <table:table-row table:style-name="ro1">
          <table:table-cell table:formula="of:=[.A148]" office:value-type="string" office:string-value="2019-09-10">
            <text:p>2019-09-10</text:p>
          </table:table-cell>
          <table:table-cell office:value-type="string">
            <text:p>Bernie Herschbein</text:p>
          </table:table-cell>
          <table:table-cell office:value-type="float" office:value="491">
            <text:p>491</text:p>
          </table:table-cell>
        </table:table-row>
        <table:table-row table:style-name="ro1">
          <table:table-cell table:formula="of:=[.A149]" office:value-type="string" office:string-value="2019-09-10">
            <text:p>2019-09-10</text:p>
          </table:table-cell>
          <table:table-cell office:value-type="string">
            <text:p>Bryan Hoff</text:p>
          </table:table-cell>
          <table:table-cell office:value-type="float" office:value="491">
            <text:p>491</text:p>
          </table:table-cell>
        </table:table-row>
        <table:table-row table:style-name="ro1">
          <table:table-cell table:formula="of:=[.A150]" office:value-type="string" office:string-value="2019-09-10">
            <text:p>2019-09-10</text:p>
          </table:table-cell>
          <table:table-cell office:value-type="string">
            <text:p>Buddy Jacques</text:p>
          </table:table-cell>
          <table:table-cell office:value-type="float" office:value="491">
            <text:p>491</text:p>
          </table:table-cell>
        </table:table-row>
        <table:table-row table:style-name="ro1">
          <table:table-cell table:formula="of:=[.A151]" office:value-type="string" office:string-value="2019-09-10">
            <text:p>2019-09-10</text:p>
          </table:table-cell>
          <table:table-cell office:value-type="string">
            <text:p>Juan Carlos Buenrostro</text:p>
          </table:table-cell>
          <table:table-cell office:value-type="float" office:value="491">
            <text:p>491</text:p>
          </table:table-cell>
        </table:table-row>
        <table:table-row table:style-name="ro1">
          <table:table-cell table:formula="of:=[.A152]" office:value-type="string" office:string-value="2019-09-10">
            <text:p>2019-09-10</text:p>
          </table:table-cell>
          <table:table-cell office:value-type="string">
            <text:p>Lorax Stalter</text:p>
          </table:table-cell>
          <table:table-cell office:value-type="float" office:value="491">
            <text:p>491</text:p>
          </table:table-cell>
        </table:table-row>
        <table:table-row table:style-name="ro1">
          <table:table-cell table:formula="of:=[.A153]" office:value-type="string" office:string-value="2019-09-10">
            <text:p>2019-09-10</text:p>
          </table:table-cell>
          <table:table-cell office:value-type="string">
            <text:p>Richard Oliva</text:p>
          </table:table-cell>
          <table:table-cell office:value-type="float" office:value="491">
            <text:p>491</text:p>
          </table:table-cell>
        </table:table-row>
        <table:table-row table:style-name="ro1">
          <table:table-cell table:formula="of:=[.A154]" office:value-type="string" office:string-value="2019-09-10">
            <text:p>2019-09-10</text:p>
          </table:table-cell>
          <table:table-cell office:value-type="string">
            <text:p>Salvador Miranda</text:p>
          </table:table-cell>
          <table:table-cell office:value-type="float" office:value="491">
            <text:p>491</text:p>
          </table:table-cell>
        </table:table-row>
        <table:table-row table:style-name="ro1">
          <table:table-cell table:formula="of:=[.A155]" office:value-type="string" office:string-value="2019-09-10">
            <text:p>2019-09-10</text:p>
          </table:table-cell>
          <table:table-cell office:value-type="string">
            <text:p>Casey O'Neill</text:p>
          </table:table-cell>
          <table:table-cell office:value-type="float" office:value="490">
            <text:p>490</text:p>
          </table:table-cell>
        </table:table-row>
        <table:table-row table:style-name="ro1">
          <table:table-cell table:formula="of:=[.A156]" office:value-type="string" office:string-value="2019-09-10">
            <text:p>2019-09-10</text:p>
          </table:table-cell>
          <table:table-cell office:value-type="string">
            <text:p>Mathieu Guglielmi</text:p>
          </table:table-cell>
          <table:table-cell office:value-type="float" office:value="490">
            <text:p>490</text:p>
          </table:table-cell>
        </table:table-row>
        <table:table-row table:style-name="ro1">
          <table:table-cell table:formula="of:=[.A157]" office:value-type="string" office:string-value="2019-09-10">
            <text:p>2019-09-10</text:p>
          </table:table-cell>
          <table:table-cell office:value-type="string">
            <text:p>Polo Black-Goude</text:p>
          </table:table-cell>
          <table:table-cell office:value-type="float" office:value="490">
            <text:p>490</text:p>
          </table:table-cell>
        </table:table-row>
        <table:table-row table:style-name="ro1">
          <table:table-cell table:formula="of:=[.A158]" office:value-type="string" office:string-value="2019-09-10">
            <text:p>2019-09-10</text:p>
          </table:table-cell>
          <table:table-cell office:value-type="string">
            <text:p>Kurt Weitzmann</text:p>
          </table:table-cell>
          <table:table-cell office:value-type="float" office:value="489">
            <text:p>489</text:p>
          </table:table-cell>
        </table:table-row>
        <table:table-row table:style-name="ro1">
          <table:table-cell table:formula="of:=[.A159]" office:value-type="string" office:string-value="2019-09-10">
            <text:p>2019-09-10</text:p>
          </table:table-cell>
          <table:table-cell office:value-type="string">
            <text:p>Lawrence Lee</text:p>
          </table:table-cell>
          <table:table-cell office:value-type="float" office:value="489">
            <text:p>489</text:p>
          </table:table-cell>
        </table:table-row>
        <table:table-row table:style-name="ro1">
          <table:table-cell table:formula="of:=[.A160]" office:value-type="string" office:string-value="2019-09-10">
            <text:p>2019-09-10</text:p>
          </table:table-cell>
          <table:table-cell office:value-type="string">
            <text:p>Malcolm King</text:p>
          </table:table-cell>
          <table:table-cell office:value-type="float" office:value="489">
            <text:p>489</text:p>
          </table:table-cell>
        </table:table-row>
        <table:table-row table:style-name="ro1">
          <table:table-cell table:formula="of:=[.A161]" office:value-type="string" office:string-value="2019-09-10">
            <text:p>2019-09-10</text:p>
          </table:table-cell>
          <table:table-cell office:value-type="string">
            <text:p>Ozzie Orozco</text:p>
          </table:table-cell>
          <table:table-cell office:value-type="float" office:value="489">
            <text:p>489</text:p>
          </table:table-cell>
        </table:table-row>
        <table:table-row table:style-name="ro1">
          <table:table-cell table:formula="of:=[.A162]" office:value-type="string" office:string-value="2019-09-10">
            <text:p>2019-09-10</text:p>
          </table:table-cell>
          <table:table-cell office:value-type="string">
            <text:p>Emily Adams</text:p>
          </table:table-cell>
          <table:table-cell office:value-type="float" office:value="488">
            <text:p>488</text:p>
          </table:table-cell>
        </table:table-row>
        <table:table-row table:style-name="ro1">
          <table:table-cell table:formula="of:=[.A163]" office:value-type="string" office:string-value="2019-09-10">
            <text:p>2019-09-10</text:p>
          </table:table-cell>
          <table:table-cell office:value-type="string">
            <text:p>Greg Micklas</text:p>
          </table:table-cell>
          <table:table-cell office:value-type="float" office:value="488">
            <text:p>488</text:p>
          </table:table-cell>
        </table:table-row>
        <table:table-row table:style-name="ro1">
          <table:table-cell table:formula="of:=[.A164]" office:value-type="string" office:string-value="2019-09-10">
            <text:p>2019-09-10</text:p>
          </table:table-cell>
          <table:table-cell office:value-type="string">
            <text:p>Julian Ostrow</text:p>
          </table:table-cell>
          <table:table-cell office:value-type="float" office:value="488">
            <text:p>488</text:p>
          </table:table-cell>
        </table:table-row>
        <table:table-row table:style-name="ro1">
          <table:table-cell table:formula="of:=[.A165]" office:value-type="string" office:string-value="2019-09-10">
            <text:p>2019-09-10</text:p>
          </table:table-cell>
          <table:table-cell office:value-type="string">
            <text:p>Katrina Ariola</text:p>
          </table:table-cell>
          <table:table-cell office:value-type="float" office:value="488">
            <text:p>488</text:p>
          </table:table-cell>
        </table:table-row>
        <table:table-row table:style-name="ro1">
          <table:table-cell table:formula="of:=[.A166]" office:value-type="string" office:string-value="2019-09-10">
            <text:p>2019-09-10</text:p>
          </table:table-cell>
          <table:table-cell office:value-type="string">
            <text:p>NIck Chackel</text:p>
          </table:table-cell>
          <table:table-cell office:value-type="float" office:value="488">
            <text:p>488</text:p>
          </table:table-cell>
        </table:table-row>
        <table:table-row table:style-name="ro1">
          <table:table-cell table:formula="of:=[.A167]" office:value-type="string" office:string-value="2019-09-10">
            <text:p>2019-09-10</text:p>
          </table:table-cell>
          <table:table-cell office:value-type="string">
            <text:p>Preston Hudson</text:p>
          </table:table-cell>
          <table:table-cell office:value-type="float" office:value="488">
            <text:p>488</text:p>
          </table:table-cell>
        </table:table-row>
        <table:table-row table:style-name="ro1">
          <table:table-cell table:formula="of:=[.A168]" office:value-type="string" office:string-value="2019-09-10">
            <text:p>2019-09-10</text:p>
          </table:table-cell>
          <table:table-cell office:value-type="string">
            <text:p>Tamara Herring</text:p>
          </table:table-cell>
          <table:table-cell office:value-type="float" office:value="488">
            <text:p>488</text:p>
          </table:table-cell>
        </table:table-row>
        <table:table-row table:style-name="ro1">
          <table:table-cell table:formula="of:=[.A169]" office:value-type="string" office:string-value="2019-09-10">
            <text:p>2019-09-10</text:p>
          </table:table-cell>
          <table:table-cell office:value-type="string">
            <text:p>Jocelyn Angeles</text:p>
          </table:table-cell>
          <table:table-cell office:value-type="float" office:value="487">
            <text:p>487</text:p>
          </table:table-cell>
        </table:table-row>
        <table:table-row table:style-name="ro1">
          <table:table-cell table:formula="of:=[.A170]" office:value-type="string" office:string-value="2019-09-10">
            <text:p>2019-09-10</text:p>
          </table:table-cell>
          <table:table-cell office:value-type="string">
            <text:p>Steven Chamberlain</text:p>
          </table:table-cell>
          <table:table-cell office:value-type="float" office:value="487">
            <text:p>487</text:p>
          </table:table-cell>
        </table:table-row>
        <table:table-row table:style-name="ro1">
          <table:table-cell table:formula="of:=[.A171]" office:value-type="string" office:string-value="2019-09-10">
            <text:p>2019-09-10</text:p>
          </table:table-cell>
          <table:table-cell office:value-type="string">
            <text:p>Austin Day</text:p>
          </table:table-cell>
          <table:table-cell office:value-type="float" office:value="486">
            <text:p>486</text:p>
          </table:table-cell>
        </table:table-row>
        <table:table-row table:style-name="ro1">
          <table:table-cell table:formula="of:=[.A172]" office:value-type="string" office:string-value="2019-09-10">
            <text:p>2019-09-10</text:p>
          </table:table-cell>
          <table:table-cell office:value-type="string">
            <text:p>Jocelyn Rosen</text:p>
          </table:table-cell>
          <table:table-cell office:value-type="float" office:value="484">
            <text:p>484</text:p>
          </table:table-cell>
        </table:table-row>
        <table:table-row table:style-name="ro1">
          <table:table-cell table:formula="of:=[.A173]" office:value-type="string" office:string-value="2019-09-10">
            <text:p>2019-09-10</text:p>
          </table:table-cell>
          <table:table-cell office:value-type="string">
            <text:p>Keith Deming</text:p>
          </table:table-cell>
          <table:table-cell office:value-type="float" office:value="484">
            <text:p>484</text:p>
          </table:table-cell>
        </table:table-row>
        <table:table-row table:style-name="ro1">
          <table:table-cell table:formula="of:=[.A174]" office:value-type="string" office:string-value="2019-09-10">
            <text:p>2019-09-10</text:p>
          </table:table-cell>
          <table:table-cell office:value-type="string">
            <text:p>Andy Cunningham</text:p>
          </table:table-cell>
          <table:table-cell office:value-type="float" office:value="483">
            <text:p>483</text:p>
          </table:table-cell>
        </table:table-row>
        <table:table-row table:style-name="ro1">
          <table:table-cell table:formula="of:=[.A175]" office:value-type="string" office:string-value="2019-09-10">
            <text:p>2019-09-10</text:p>
          </table:table-cell>
          <table:table-cell office:value-type="string">
            <text:p>Michael Bouey</text:p>
          </table:table-cell>
          <table:table-cell office:value-type="float" office:value="483">
            <text:p>483</text:p>
          </table:table-cell>
        </table:table-row>
        <table:table-row table:style-name="ro1">
          <table:table-cell table:formula="of:=[.A176]" office:value-type="string" office:string-value="2019-09-10">
            <text:p>2019-09-10</text:p>
          </table:table-cell>
          <table:table-cell office:value-type="string">
            <text:p>Nathan Davis</text:p>
          </table:table-cell>
          <table:table-cell office:value-type="float" office:value="483">
            <text:p>483</text:p>
          </table:table-cell>
        </table:table-row>
        <table:table-row table:style-name="ro1">
          <table:table-cell table:formula="of:=[.A177]" office:value-type="string" office:string-value="2019-09-10">
            <text:p>2019-09-10</text:p>
          </table:table-cell>
          <table:table-cell office:value-type="string">
            <text:p>Miguel Chimas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 table:formula="of:=[.A178]" office:value-type="string" office:string-value="2019-09-10">
            <text:p>2019-09-10</text:p>
          </table:table-cell>
          <table:table-cell office:value-type="string">
            <text:p>Todd Emmel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 table:formula="of:=[.A179]" office:value-type="string" office:string-value="2019-09-10">
            <text:p>2019-09-10</text:p>
          </table:table-cell>
          <table:table-cell office:value-type="string">
            <text:p>Bob Schnatterly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table:formula="of:=[.A180]" office:value-type="string" office:string-value="2019-09-10">
            <text:p>2019-09-10</text:p>
          </table:table-cell>
          <table:table-cell office:value-type="string">
            <text:p>Zeon Kitchiner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table:formula="of:=[.A181]" office:value-type="string" office:string-value="2019-09-10">
            <text:p>2019-09-10</text:p>
          </table:table-cell>
          <table:table-cell office:value-type="string">
            <text:p>JD David</text:p>
          </table:table-cell>
          <table:table-cell office:value-type="float" office:value="475">
            <text:p>475</text:p>
          </table:table-cell>
        </table:table-row>
        <table:table-row table:style-name="ro1">
          <table:table-cell table:formula="of:=[.A182]" office:value-type="string" office:string-value="2019-09-10">
            <text:p>2019-09-10</text:p>
          </table:table-cell>
          <table:table-cell office:value-type="string">
            <text:p>John Putnam</text:p>
          </table:table-cell>
          <table:table-cell office:value-type="float" office:value="475">
            <text:p>475</text:p>
          </table:table-cell>
        </table:table-row>
        <table:table-row table:style-name="ro1">
          <table:table-cell table:formula="of:=[.A183]" office:value-type="string" office:string-value="2019-09-10">
            <text:p>2019-09-10</text:p>
          </table:table-cell>
          <table:table-cell office:value-type="string">
            <text:p>Milan Plevnik</text:p>
          </table:table-cell>
          <table:table-cell office:value-type="float" office:value="475">
            <text:p>475</text:p>
          </table:table-cell>
        </table:table-row>
        <table:table-row table:style-name="ro1">
          <table:table-cell table:formula="of:=[.A184]" office:value-type="string" office:string-value="2019-09-10">
            <text:p>2019-09-10</text:p>
          </table:table-cell>
          <table:table-cell office:value-type="string">
            <text:p>Ian Jolly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table:formula="of:=[.A185]" office:value-type="string" office:string-value="2019-09-10">
            <text:p>2019-09-10</text:p>
          </table:table-cell>
          <table:table-cell office:value-type="string">
            <text:p>Patrick Hunt</text:p>
          </table:table-cell>
          <table:table-cell office:value-type="float" office:value="471">
            <text:p>471</text:p>
          </table:table-cell>
        </table:table-row>
        <table:table-row table:style-name="ro1">
          <table:table-cell table:formula="of:=[.A186]" office:value-type="string" office:string-value="2019-09-10">
            <text:p>2019-09-10</text:p>
          </table:table-cell>
          <table:table-cell office:value-type="string">
            <text:p>Ninad Desai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 table:formula="of:=[.A187]" office:value-type="string" office:string-value="2019-09-10">
            <text:p>2019-09-10</text:p>
          </table:table-cell>
          <table:table-cell office:value-type="string">
            <text:p>Noel Alpin</text:p>
          </table:table-cell>
          <table:table-cell office:value-type="float" office:value="466">
            <text:p>466</text:p>
          </table:table-cell>
        </table:table-row>
        <table:table-row table:style-name="ro1">
          <table:table-cell table:formula="of:=[.A188]" office:value-type="string" office:string-value="2019-09-10">
            <text:p>2019-09-10</text:p>
          </table:table-cell>
          <table:table-cell office:value-type="string">
            <text:p>Joina Liao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table:formula="of:=[.A189]" office:value-type="string" office:string-value="2019-09-10">
            <text:p>2019-09-10</text:p>
          </table:table-cell>
          <table:table-cell office:value-type="string">
            <text:p>Alice Davis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table:formula="of:=[.A190]" office:value-type="string" office:string-value="2019-09-10">
            <text:p>2019-09-10</text:p>
          </table:table-cell>
          <table:table-cell office:value-type="string">
            <text:p>Fran Herman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table:formula="of:=[.A191]" office:value-type="string" office:string-value="2019-09-10">
            <text:p>2019-09-10</text:p>
          </table:table-cell>
          <table:table-cell office:value-type="string">
            <text:p>Gerald Borjas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table:formula="of:=[.A192]" office:value-type="string" office:string-value="2019-09-10">
            <text:p>2019-09-10</text:p>
          </table:table-cell>
          <table:table-cell office:value-type="string">
            <text:p>Rodney Zarnegar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table:formula="of:=[.A193]" office:value-type="string" office:string-value="2019-09-10">
            <text:p>2019-09-10</text:p>
          </table:table-cell>
          <table:table-cell office:value-type="string">
            <text:p>Marcelo Aviles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 table:formula="of:=[.A194]" office:value-type="string" office:string-value="2019-09-10">
            <text:p>2019-09-10</text:p>
          </table:table-cell>
          <table:table-cell office:value-type="string">
            <text:p>Simone Manganelli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 table:formula="of:=[.A195]" office:value-type="string" office:string-value="2019-09-10">
            <text:p>2019-09-10</text:p>
          </table:table-cell>
          <table:table-cell office:value-type="string">
            <text:p>Sheree Taft</text:p>
          </table:table-cell>
          <table:table-cell office:value-type="float" office:value="423">
            <text:p>423</text:p>
          </table:table-cell>
        </table:table-row>
        <table:table-row table:style-name="ro1">
          <table:table-cell table:formula="of:=[.A196]" office:value-type="string" office:string-value="2019-09-10">
            <text:p>2019-09-10</text:p>
          </table:table-cell>
          <table:table-cell office:value-type="string">
            <text:p>Cristina Urreaga</text:p>
          </table:table-cell>
          <table:table-cell office:value-type="float" office:value="419">
            <text:p>419</text:p>
          </table:table-cell>
        </table:table-row>
        <table:table-row table:style-name="ro1">
          <table:table-cell table:formula="of:=[.A197]" office:value-type="string" office:string-value="2019-09-10">
            <text:p>2019-09-10</text:p>
          </table:table-cell>
          <table:table-cell office:value-type="string">
            <text:p>Sandra Davis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table:formula="of:=[.A198]" office:value-type="string" office:string-value="2019-09-10">
            <text:p>2019-09-10</text:p>
          </table:table-cell>
          <table:table-cell office:value-type="string">
            <text:p>Jaime Dizon</text:p>
          </table:table-cell>
          <table:table-cell office:value-type="float" office:value="404">
            <text:p>404</text:p>
          </table:table-cell>
        </table:table-row>
        <table:table-row table:style-name="ro1">
          <table:table-cell table:formula="of:=[.A199]" office:value-type="string" office:string-value="2019-09-10">
            <text:p>2019-09-10</text:p>
          </table:table-cell>
          <table:table-cell office:value-type="string">
            <text:p>Danny Mullan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table:formula="of:=[.A200]" office:value-type="string" office:string-value="2019-09-10">
            <text:p>2019-09-10</text:p>
          </table:table-cell>
          <table:table-cell office:value-type="string">
            <text:p>Travis Yalup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table:formula="of:=[.A201]" office:value-type="string" office:string-value="2019-09-10">
            <text:p>2019-09-10</text:p>
          </table:table-cell>
          <table:table-cell office:value-type="string">
            <text:p>Trish Gardner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table:formula="of:=[.A202]" office:value-type="string" office:string-value="2019-09-10">
            <text:p>2019-09-10</text:p>
          </table:table-cell>
          <table:table-cell office:value-type="string">
            <text:p>Gerlie Mendoza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table:formula="of:=[.A203]" office:value-type="string" office:string-value="2019-09-10">
            <text:p>2019-09-10</text:p>
          </table:table-cell>
          <table:table-cell office:value-type="string">
            <text:p>Jerry Ball</text:p>
          </table:table-cell>
          <table:table-cell office:value-type="float" office:value="398">
            <text:p>398</text:p>
          </table:table-cell>
        </table:table-row>
        <table:table-row table:style-name="ro1">
          <table:table-cell table:formula="of:=[.A204]" office:value-type="string" office:string-value="2019-09-10">
            <text:p>2019-09-10</text:p>
          </table:table-cell>
          <table:table-cell office:value-type="string">
            <text:p>Yuko Takahashi</text:p>
          </table:table-cell>
          <table:table-cell office:value-type="float" office:value="394">
            <text:p>394</text:p>
          </table:table-cell>
        </table:table-row>
        <table:table-row table:style-name="ro1">
          <table:table-cell table:formula="of:=[.A205]" office:value-type="string" office:string-value="2019-09-10">
            <text:p>2019-09-10</text:p>
          </table:table-cell>
          <table:table-cell office:value-type="string">
            <text:p>Michael Romano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table:formula="of:=[.A206]" office:value-type="string" office:string-value="2019-09-10">
            <text:p>2019-09-10</text:p>
          </table:table-cell>
          <table:table-cell office:value-type="string">
            <text:p>Stern Montoya</text:p>
          </table:table-cell>
          <table:table-cell office:value-type="float" office:value="379">
            <text:p>379</text:p>
          </table:table-cell>
        </table:table-row>
        <table:table-row table:style-name="ro1">
          <table:table-cell table:formula="of:=[.A207]" office:value-type="string" office:string-value="2019-09-10">
            <text:p>2019-09-10</text:p>
          </table:table-cell>
          <table:table-cell office:value-type="string">
            <text:p>Jerry Ervin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table:formula="of:=[.A208]" office:value-type="string" office:string-value="2019-09-10">
            <text:p>2019-09-10</text:p>
          </table:table-cell>
          <table:table-cell office:value-type="string">
            <text:p>Laura Wiggins</text:p>
          </table:table-cell>
          <table:table-cell office:value-type="float" office:value="359">
            <text:p>359</text:p>
          </table:table-cell>
        </table:table-row>
        <table:table-row table:style-name="ro1">
          <table:table-cell table:formula="of:=[.A209]" office:value-type="string" office:string-value="2019-09-10">
            <text:p>2019-09-10</text:p>
          </table:table-cell>
          <table:table-cell office:value-type="string">
            <text:p>Patrick Picard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table:formula="of:=[.A210]" office:value-type="string" office:string-value="2019-09-10">
            <text:p>2019-09-10</text:p>
          </table:table-cell>
          <table:table-cell office:value-type="string">
            <text:p>Travis Santos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table:formula="of:=[.A211]" office:value-type="string" office:string-value="2019-09-10">
            <text:p>2019-09-10</text:p>
          </table:table-cell>
          <table:table-cell office:value-type="string">
            <text:p>Annabelle Cabuhat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table:formula="of:=[.A212]" office:value-type="string" office:string-value="2019-09-10">
            <text:p>2019-09-10</text:p>
          </table:table-cell>
          <table:table-cell office:value-type="string">
            <text:p>David Norris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table:formula="of:=[.A213]" office:value-type="string" office:string-value="2019-09-10">
            <text:p>2019-09-10</text:p>
          </table:table-cell>
          <table:table-cell office:value-type="string">
            <text:p>Joan Pettijohn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table:formula="of:=[.A214]" office:value-type="string" office:string-value="2019-09-10">
            <text:p>2019-09-10</text:p>
          </table:table-cell>
          <table:table-cell office:value-type="string">
            <text:p>Sharon Yencharis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table:formula="of:=[.A215]" office:value-type="string" office:string-value="2019-09-10">
            <text:p>2019-09-10</text:p>
          </table:table-cell>
          <table:table-cell office:value-type="string">
            <text:p>Alex Peralta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table:formula="of:=[.A216]" office:value-type="string" office:string-value="2019-09-10">
            <text:p>2019-09-10</text:p>
          </table:table-cell>
          <table:table-cell office:value-type="string">
            <text:p>Jules Tanseco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table:formula="of:=[.A217]" office:value-type="string" office:string-value="2019-09-10">
            <text:p>2019-09-10</text:p>
          </table:table-cell>
          <table:table-cell office:value-type="string">
            <text:p>Tetyana Swann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table:formula="of:=[.A218]" office:value-type="string" office:string-value="2019-09-10">
            <text:p>2019-09-10</text:p>
          </table:table-cell>
          <table:table-cell office:value-type="string">
            <text:p>Levon Sanossian</text:p>
          </table:table-cell>
          <table:table-cell office:value-type="float" office:value="31">
            <text:p>3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7">09/17/2019</text:date>, <text:time>10:5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ip Perry</meta:initial-creator>
    <meta:creation-date>2019-09-17T10:51:53</meta:creation-date>
    <dc:date>2019-09-17T10:53:35</dc:date>
    <dc:creator>Skip Perry</dc:creator>
    <meta:editing-duration>PT1M43S</meta:editing-duration>
    <meta:editing-cycles>1</meta:editing-cycles>
    <meta:document-statistic meta:table-count="3" meta:cell-count="657" meta:object-count="0"/>
    <meta:generator>OpenOffice/4.1.6$Unix OpenOffice.org_project/416m1$Build-9790</meta:generator>
  </office:meta>
</office:document-meta>
</file>